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4mm"/>
    </style:style>
    <style:style style:name="co2" style:family="table-column">
      <style:table-column-properties fo:break-before="auto" style:column-width="89.91mm"/>
    </style:style>
    <style:style style:name="co3" style:family="table-column">
      <style:table-column-properties fo:break-before="auto" style:column-width="32.77mm"/>
    </style:style>
    <style:style style:name="co4" style:family="table-column">
      <style:table-column-properties fo:break-before="auto" style:column-width="27.23mm"/>
    </style:style>
    <style:style style:name="co5" style:family="table-column">
      <style:table-column-properties fo:break-before="auto" style:column-width="45.61mm"/>
    </style:style>
    <style:style style:name="co6" style:family="table-column">
      <style:table-column-properties fo:break-before="auto" style:column-width="28.35mm"/>
    </style:style>
    <style:style style:name="co7" style:family="table-column">
      <style:table-column-properties fo:break-before="auto" style:column-width="30.11mm"/>
    </style:style>
    <style:style style:name="co8" style:family="table-column">
      <style:table-column-properties fo:break-before="auto" style:column-width="18.82mm"/>
    </style:style>
    <style:style style:name="co9" style:family="table-column">
      <style:table-column-properties fo:break-before="auto" style:column-width="17.71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7.83mm" fo:break-before="auto" style:use-optimal-row-height="false"/>
    </style:style>
    <style:style style:name="ro3" style:family="table-row">
      <style:table-row-properties style:row-height="6.99mm" fo:break-before="auto" style:use-optimal-row-height="false"/>
    </style:style>
    <style:style style:name="ro4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11.43mm" fo:break-before="auto" style:use-optimal-row-height="false"/>
    </style:style>
    <style:style style:name="ro6" style:family="table-row">
      <style:table-row-properties style:row-height="17.15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一般_20_2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一般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一般_20_2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一般_20_2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千分位_20_2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千分位_20_2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千分位_20_2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千分位_20_2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千分位_20_2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千分位_20_2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一般_5f_Sheet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20_2" style:data-style-name="N157">
      <style:table-cell-properties style:glyph-orientation-vertical="0" style:cell-protect="protected" style:print-content="true" style:diagonal-bl-tr="none" style:diagonal-tl-br="0.74pt solid #00000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20_2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一般_20_2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20_2" style:data-style-name="N15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36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47" table:default-cell-style-name="ce9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嘉義縣政府105年度對議員所提地方建設建議事項處理明細表</text:p>
            </table:table-cell>
            <table:covered-table-cell table:number-columns-repeated="8" table:style-name="ce10"/>
            <table:table-cell table:style-name="ce41" table:number-columns-repeated="1015"/>
          </table:table-row>
          <table:table-row table:style-name="ro1">
            <table:table-cell table:style-name="ce1" office:value-type="string" calcext:value-type="string" table:number-columns-spanned="9" table:number-rows-spanned="1">
              <text:p>至105年12月止</text:p>
            </table:table-cell>
            <table:covered-table-cell table:number-columns-repeated="8" table:style-name="ce10"/>
            <table:table-cell table:style-name="ce41" table:number-columns-repeated="1015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11" office:value-type="string" calcext:value-type="string" table:number-columns-spanned="7" table:number-rows-spanned="1">
              <text:p>(本表為半年報)</text:p>
            </table:table-cell>
            <table:covered-table-cell table:number-columns-repeated="6" table:style-name="ce20"/>
            <table:table-cell table:style-name="ce39" office:value-type="string" calcext:value-type="string">
              <text:p>單位：千元</text:p>
            </table:table-cell>
            <table:table-cell table:style-name="ce41"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30"/>
            <table:covered-table-cell table:style-name="ce40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29" office:value-type="string" calcext:value-type="string">
              <text:p>核定金額</text:p>
            </table:table-cell>
            <table:table-cell table:style-name="ce31" office:value-type="string" calcext:value-type="string">
              <text:p>經費支用科目</text:p>
            </table:table-cell>
            <table:table-cell table:style-name="ce29" office:value-type="string" calcext:value-type="string">
              <text:p>主辦機關</text:p>
            </table:table-cell>
            <table:table-cell table:style-name="ce29" office:value-type="string" calcext:value-type="string">
              <text:p>招標方式</text:p>
            </table:table-cell>
            <table:table-cell table:style-name="ce29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calcext:value-type="string">
            <text:p>王啟澧</text:p>
          </table:table-cell>
          <table:table-cell table:style-name="ce12" office:value-type="string" calcext:value-type="string">
            <text:p>水上鄉民生村村里道路排水改善工程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7" office:value-type="float" office:value="83" calcext:value-type="float">
            <text:p><text:s/>83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啟澧</text:p>
          </table:table-cell>
          <table:table-cell table:style-name="ce12" office:value-type="string" calcext:value-type="string">
            <text:p>水上鄉大崙村村里道路緊急改善工程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7" office:value-type="float" office:value="99.05" calcext:value-type="float">
            <text:p><text:s/>99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石信忠</text:p>
          </table:table-cell>
          <table:table-cell table:style-name="ce12" office:value-type="string" calcext:value-type="string">
            <text:p>山美村1鄰農路改善工程、樂野村3鄰擋土牆工程</text:p>
          </table:table-cell>
          <table:table-cell table:style-name="ce21" office:value-type="string" calcext:value-type="string">
            <text:p>阿里山</text:p>
          </table:table-cell>
          <table:table-cell table:style-name="ce27" office:value-type="float" office:value="510" calcext:value-type="float">
            <text:p><text:s/>510 </text:p>
          </table:table-cell>
          <table:table-cell table:style-name="ce27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頂坪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石信忠</text:p>
          </table:table-cell>
          <table:table-cell table:style-name="ce12" office:value-type="string" calcext:value-type="string">
            <text:p>嘉129線彎道交通改善</text:p>
          </table:table-cell>
          <table:table-cell table:style-name="ce21" office:value-type="string" calcext:value-type="string">
            <text:p>阿里山鄉</text:p>
          </table:table-cell>
          <table:table-cell table:number-columns-repeated="2" table:style-name="ce27" office:value-type="float" office:value="40" calcext:value-type="float">
            <text:p><text:s/>4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3" office:value-type="string" office:string-value="樟樹坪及番仔潭農路改善工程" calcext:value-type="string">
            <text:p><text:s/>樟樹坪及番仔潭農路改善工程 </text:p>
          </table:table-cell>
          <table:table-cell table:style-name="ce22" office:value-type="string" office:string-value="竹崎鄉" calcext:value-type="string">
            <text:p><text:s/>竹崎鄉 </text:p>
          </table:table-cell>
          <table:table-cell table:style-name="ce22" office:value-type="float" office:value="465" calcext:value-type="float">
            <text:p><text:s/>465 </text:p>
          </table:table-cell>
          <table:table-cell table:style-name="ce22" office:value-type="float" office:value="200" calcext:value-type="float">
            <text:p><text:s/>2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2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裕升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3" office:value-type="string" office:string-value="奮起湖段產業道路改善工程" calcext:value-type="string">
            <text:p><text:s/>奮起湖段產業道路改善工程 </text:p>
          </table:table-cell>
          <table:table-cell table:style-name="ce22" office:value-type="string" office:string-value="竹崎鄉" calcext:value-type="string">
            <text:p><text:s/>竹崎鄉 </text:p>
          </table:table-cell>
          <table:table-cell table:style-name="ce22" office:value-type="float" office:value="420" calcext:value-type="float">
            <text:p><text:s/>420 </text:p>
          </table:table-cell>
          <table:table-cell table:style-name="ce22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2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文峰村檨仔寮及溪心寮週邊產業道路改善工程</text:p>
          </table:table-cell>
          <table:table-cell table:style-name="ce21" office:value-type="string" calcext:value-type="string">
            <text:p>竹崎鄉</text:p>
          </table:table-cell>
          <table:table-cell table:style-name="ce27" office:value-type="float" office:value="340" calcext:value-type="float">
            <text:p><text:s/>340 </text:p>
          </table:table-cell>
          <table:table-cell table:style-name="ce27" office:value-type="float" office:value="300" calcext:value-type="float">
            <text:p><text:s/>3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5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白樹腳產業道路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7" office:value-type="float" office:value="383" calcext:value-type="float">
            <text:p><text:s/>383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5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4" office:value-type="string" calcext:value-type="string">
            <text:p>龍山村瓦厝埔擋土牆及路面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7" office:value-type="float" office:value="307" calcext:value-type="float">
            <text:p><text:s/>307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5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嘉118線鄉道坑洞及龜裂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7" office:value-type="float" office:value="204.6" calcext:value-type="float">
            <text:p><text:s/>20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嘉118線鄉道約1K處坑洞及龜裂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7" office:value-type="float" office:value="204.1" calcext:value-type="float">
            <text:p><text:s/>204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嘉179線8K處坑洞及龜裂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7" office:value-type="float" office:value="206.2" calcext:value-type="float">
            <text:p><text:s/>206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嘉113線鄉道坑洞及龜裂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7" office:value-type="float" office:value="204.6" calcext:value-type="float">
            <text:p><text:s/>20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獅埜村10鄰村里道路鋪面改善工程</text:p>
          </table:table-cell>
          <table:table-cell table:style-name="ce21" office:value-type="string" calcext:value-type="string">
            <text:p>竹崎鄉</text:p>
          </table:table-cell>
          <table:table-cell table:style-name="ce27" office:value-type="float" office:value="365" calcext:value-type="float">
            <text:p><text:s/>365 </text:p>
          </table:table-cell>
          <table:table-cell table:style-name="ce27" office:value-type="float" office:value="350" calcext:value-type="float">
            <text:p><text:s/>3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竹崎村村里聯絡道(含森鐵平交道37號旁)鋪面改善工程</text:p>
          </table:table-cell>
          <table:table-cell table:style-name="ce21" office:value-type="string" calcext:value-type="string">
            <text:p>竹崎鄉</text:p>
          </table:table-cell>
          <table:table-cell table:style-name="ce27" office:value-type="float" office:value="300" calcext:value-type="float">
            <text:p><text:s/>300 </text:p>
          </table:table-cell>
          <table:table-cell table:style-name="ce27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白杞村田仔坑嘉119-1線道路鋪面改善工程</text:p>
          </table:table-cell>
          <table:table-cell table:style-name="ce21" office:value-type="string" calcext:value-type="string">
            <text:p>竹崎鄉</text:p>
          </table:table-cell>
          <table:table-cell table:style-name="ce27" office:value-type="float" office:value="300" calcext:value-type="float">
            <text:p><text:s/>300 </text:p>
          </table:table-cell>
          <table:table-cell table:style-name="ce27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沙坑村11鄰及9鄰村里道路鋪面改善工程</text:p>
          </table:table-cell>
          <table:table-cell table:style-name="ce21" office:value-type="string" calcext:value-type="string">
            <text:p>竹崎鄉</text:p>
          </table:table-cell>
          <table:table-cell table:style-name="ce27" office:value-type="float" office:value="416" calcext:value-type="float">
            <text:p><text:s/>416 </text:p>
          </table:table-cell>
          <table:table-cell table:style-name="ce27" office:value-type="float" office:value="350" calcext:value-type="float">
            <text:p><text:s/>3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2" office:value-type="string" calcext:value-type="string">
            <text:p>竹崎鄉仁壽村村里聯絡道路AC改善</text:p>
          </table:table-cell>
          <table:table-cell table:style-name="ce21" office:value-type="string" calcext:value-type="string">
            <text:p>竹崎鄉</text:p>
          </table:table-cell>
          <table:table-cell table:style-name="ce27" office:value-type="float" office:value="330" calcext:value-type="float">
            <text:p><text:s/>330 </text:p>
          </table:table-cell>
          <table:table-cell table:style-name="ce27" office:value-type="float" office:value="300" calcext:value-type="float">
            <text:p><text:s/>3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于玲</text:p>
          </table:table-cell>
          <table:table-cell table:style-name="ce12" office:value-type="string" calcext:value-type="string">
            <text:p>民雄鄉嘉78線道路下陷改善工程</text:p>
          </table:table-cell>
          <table:table-cell table:style-name="ce21" office:value-type="string" calcext:value-type="string">
            <text:p>民雄鄉</text:p>
          </table:table-cell>
          <table:table-cell table:number-columns-repeated="2" table:style-name="ce27" office:value-type="float" office:value="124.605" calcext:value-type="float">
            <text:p><text:s/>12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于玲</text:p>
          </table:table-cell>
          <table:table-cell table:style-name="ce12" office:value-type="string" calcext:value-type="string">
            <text:p>民雄鄉嘉84線道路破損改善工程</text:p>
          </table:table-cell>
          <table:table-cell table:style-name="ce21" office:value-type="string" calcext:value-type="string">
            <text:p>民雄鄉</text:p>
          </table:table-cell>
          <table:table-cell table:number-columns-repeated="2" table:style-name="ce27" office:value-type="float" office:value="122.4" calcext:value-type="float">
            <text:p><text:s/>122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沐惠</text:p>
          </table:table-cell>
          <table:table-cell table:style-name="ce12" office:value-type="string" calcext:value-type="string">
            <text:p>碧潭村頂潭段223-1地號附近農路改善工程</text:p>
          </table:table-cell>
          <table:table-cell table:style-name="ce21" office:value-type="string" calcext:value-type="string">
            <text:p>鹿草鄉</text:p>
          </table:table-cell>
          <table:table-cell table:style-name="ce27" office:value-type="float" office:value="524.4" calcext:value-type="float">
            <text:p><text:s/>524 </text:p>
          </table:table-cell>
          <table:table-cell table:style-name="ce27" office:value-type="float" office:value="450" calcext:value-type="float">
            <text:p><text:s/>45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5" office:value-type="string" calcext:value-type="string">
            <text:p>鹿草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德冠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沐惠</text:p>
          </table:table-cell>
          <table:table-cell table:style-name="ce12" office:value-type="string" calcext:value-type="string">
            <text:p>水上鄉嘉40-1線道路改善工程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7" office:value-type="float" office:value="287" calcext:value-type="float">
            <text:p><text:s/>287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沐惠　</text:p>
          </table:table-cell>
          <table:table-cell table:style-name="ce14" office:value-type="string" calcext:value-type="string">
            <text:p>埤麻腳農地重劃區堀尾小段73號農路改善工程</text:p>
          </table:table-cell>
          <table:table-cell table:style-name="ce21" office:value-type="string" calcext:value-type="string">
            <text:p>水上鄉大堀村</text:p>
          </table:table-cell>
          <table:table-cell table:number-columns-repeated="2" table:style-name="ce27" office:value-type="float" office:value="270" calcext:value-type="float">
            <text:p><text:s/>270 </text:p>
          </table:table-cell>
          <table:table-cell table:style-name="ce32" office:value-type="string" calcext:value-type="string">
            <text:p>105年度其他公共工程－農地重劃區農水路維護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啟揚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秀琴</text:p>
          </table:table-cell>
          <table:table-cell table:style-name="ce12" office:value-type="string" calcext:value-type="string">
            <text:p>平和農地重劃區東路24路改善工程</text:p>
          </table:table-cell>
          <table:table-cell table:style-name="ce21" office:value-type="string" calcext:value-type="string">
            <text:p>民雄鄉西昌村</text:p>
          </table:table-cell>
          <table:table-cell table:number-columns-repeated="2" table:style-name="ce27" office:value-type="float" office:value="370" calcext:value-type="float">
            <text:p><text:s/>370 </text:p>
          </table:table-cell>
          <table:table-cell table:style-name="ce32" office:value-type="string" calcext:value-type="string">
            <text:p>105年度其他公共工程－農地重劃區農水路維護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啟揚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5" office:value-type="string" calcext:value-type="string">
            <text:p>新港鄉三間村村里道路改善工程</text:p>
          </table:table-cell>
          <table:table-cell table:style-name="ce23" office:value-type="string" calcext:value-type="string">
            <text:p>新港鄉</text:p>
          </table:table-cell>
          <table:table-cell table:number-columns-repeated="2" table:style-name="ce28" office:value-type="float" office:value="1145" calcext:value-type="float">
            <text:p><text:s/>1,145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創建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5" office:value-type="string" calcext:value-type="string">
            <text:p>新港鄉月眉村村里道路改善工程</text:p>
          </table:table-cell>
          <table:table-cell table:style-name="ce23" office:value-type="string" calcext:value-type="string">
            <text:p>新港鄉</text:p>
          </table:table-cell>
          <table:table-cell table:style-name="ce28" office:value-type="float" office:value="1250" calcext:value-type="float">
            <text:p><text:s/>1,250 </text:p>
          </table:table-cell>
          <table:table-cell table:style-name="ce28" office:value-type="float" office:value="1000" calcext:value-type="float">
            <text:p><text:s/>1,0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宜聰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5" office:value-type="string" calcext:value-type="string">
            <text:p>新港鄉宮前村村里道路改善工程</text:p>
          </table:table-cell>
          <table:table-cell table:style-name="ce23" office:value-type="string" calcext:value-type="string">
            <text:p>新港鄉</text:p>
          </table:table-cell>
          <table:table-cell table:number-columns-repeated="2" table:style-name="ce28" office:value-type="float" office:value="800" calcext:value-type="float">
            <text:p><text:s/>8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5" office:value-type="string" calcext:value-type="string">
            <text:p>新港鄉縣道166線24k+500處道路排水改善工程</text:p>
          </table:table-cell>
          <table:table-cell table:style-name="ce24" office:value-type="string" calcext:value-type="string">
            <text:p>新港鄉</text:p>
          </table:table-cell>
          <table:table-cell table:number-columns-repeated="2" table:style-name="ce28" office:value-type="float" office:value="526" calcext:value-type="float">
            <text:p><text:s/>526 </text:p>
          </table:table-cell>
          <table:table-cell table:style-name="ce32" office:value-type="string" calcext:value-type="string">
            <text:p>105年度道路橋樑工程-縣道養護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創建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5" office:value-type="string" calcext:value-type="string">
            <text:p>新港鄉縣道157線道路排水改善工程</text:p>
          </table:table-cell>
          <table:table-cell table:style-name="ce23" office:value-type="string" calcext:value-type="string">
            <text:p>新港鄉</text:p>
          </table:table-cell>
          <table:table-cell table:number-columns-repeated="2" table:style-name="ce28" office:value-type="float" office:value="40.8" calcext:value-type="float">
            <text:p><text:s/>41 </text:p>
          </table:table-cell>
          <table:table-cell table:style-name="ce32" office:value-type="string" calcext:value-type="string">
            <text:p>105年度道路橋樑工程-縣道養護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小額採購</text:p>
          </table:table-cell>
          <table:table-cell table:style-name="ce37" office:value-type="string" calcext:value-type="string">
            <text:p>立基土木工程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湘亭</text:p>
          </table:table-cell>
          <table:table-cell table:style-name="ce15" office:value-type="string" calcext:value-type="string">
            <text:p>縣治特區祥和三路路面破損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120" calcext:value-type="float">
            <text:p><text:s/>12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6" office:value-type="string" office:string-value="三界村4鄰農路及排水改善工程" calcext:value-type="string">
            <text:p><text:s/>三界村4鄰農路及排水改善工程 </text:p>
          </table:table-cell>
          <table:table-cell table:style-name="ce25" office:value-type="string" office:string-value="水上鄉" calcext:value-type="string">
            <text:p><text:s/>水上鄉 </text:p>
          </table:table-cell>
          <table:table-cell table:number-columns-repeated="2" table:style-name="ce25" office:value-type="float" office:value="800" calcext:value-type="float">
            <text:p><text:s/>800 </text:p>
          </table:table-cell>
          <table:table-cell table:style-name="ce13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22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勝烽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6">
          <table:table-cell table:style-name="ce5" office:value-type="string" calcext:value-type="string">
            <text:p>林緗亭</text:p>
          </table:table-cell>
          <table:table-cell table:style-name="ce16" office:value-type="string" office:string-value="靖和農地重劃區東西2路改善工程" calcext:value-type="string">
            <text:p><text:s/>靖和農地重劃區東西2路改善工程 </text:p>
          </table:table-cell>
          <table:table-cell table:style-name="ce25" office:value-type="string" office:string-value="水上鄉龍德村" calcext:value-type="string">
            <text:p><text:s/>水上鄉龍德村 </text:p>
          </table:table-cell>
          <table:table-cell table:number-columns-repeated="2" table:style-name="ce25" office:value-type="float" office:value="700" calcext:value-type="float">
            <text:p><text:s/>700 </text:p>
          </table:table-cell>
          <table:table-cell table:style-name="ce32" office:value-type="string" calcext:value-type="string">
            <text:p>105年度其他公共工程－農地重劃區農水路維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啟揚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5" office:value-type="string" calcext:value-type="string">
            <text:p>嘉41-1線0K+500附近排水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2140" calcext:value-type="float">
            <text:p><text:s/>2,14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5" office:value-type="string" calcext:value-type="string">
            <text:p>水上鄉龍德村龍德圓環道路排水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70.875" calcext:value-type="float">
            <text:p><text:s/>71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里鑫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5" office:value-type="string" calcext:value-type="string">
            <text:p>太保市嘉45線3K+600附近(7-11旁)道路破損改善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112" calcext:value-type="float">
            <text:p><text:s/>112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林寶瓶</text:p>
          </table:table-cell>
          <table:table-cell table:style-name="ce15" office:value-type="string" calcext:value-type="string">
            <text:p>水上鄉粗溪村村里道路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2132.5" calcext:value-type="float">
            <text:p><text:s/>2,133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侑準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姜梅紅</text:p>
          </table:table-cell>
          <table:table-cell table:style-name="ce15" office:value-type="string" calcext:value-type="string">
            <text:p>東石鄉松子溝排水增設抽水機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304" calcext:value-type="float">
            <text:p><text:s/>304 </text:p>
          </table:table-cell>
          <table:table-cell table:style-name="ce32" office:value-type="string" calcext:value-type="string">
            <text:p>105年度 水利工程-防洪及灌溉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鉅江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6">
          <table:table-cell table:style-name="ce5" office:value-type="string" calcext:value-type="string">
            <text:p>姜梅紅</text:p>
          </table:table-cell>
          <table:table-cell table:style-name="ce15" office:value-type="string" calcext:value-type="string">
            <text:p>湖底農地重劃區南北8路改善工程</text:p>
          </table:table-cell>
          <table:table-cell table:style-name="ce23" office:value-type="string" calcext:value-type="string">
            <text:p>東石鄉蔦松村</text:p>
          </table:table-cell>
          <table:table-cell table:number-columns-repeated="2" table:style-name="ce28" office:value-type="float" office:value="800" calcext:value-type="float">
            <text:p><text:s/>800 </text:p>
          </table:table-cell>
          <table:table-cell table:style-name="ce32" office:value-type="string" calcext:value-type="string">
            <text:p>105年度其他公共工程－農地重劃區內農路之整修及改善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東帝華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姜梅紅</text:p>
          </table:table-cell>
          <table:table-cell table:style-name="ce15" office:value-type="string" calcext:value-type="string">
            <text:p>東石鄉港口大橋自行車道改善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76.3" calcext:value-type="float">
            <text:p><text:s/>76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小額採購</text:p>
          </table:table-cell>
          <table:table-cell table:style-name="ce37" office:value-type="string" calcext:value-type="string">
            <text:p>設計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姜梅紅</text:p>
          </table:table-cell>
          <table:table-cell table:style-name="ce15" office:value-type="string" calcext:value-type="string">
            <text:p>朴子市博文街鋪面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350" calcext:value-type="float">
            <text:p><text:s/>3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5" office:value-type="string" calcext:value-type="string">
            <text:p>梅山鄉太和村柑仔宅科仔林農路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470" calcext:value-type="float">
            <text:p><text:s/>47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正賢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6" office:value-type="string" office:string-value="番子潭段農路改善工程" calcext:value-type="string">
            <text:p><text:s/>番子潭段農路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1500" calcext:value-type="float">
            <text:p><text:s/>1,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5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5" office:value-type="string" calcext:value-type="string">
            <text:p>中埔鄉等水保改善工程</text:p>
          </table:table-cell>
          <table:table-cell table:style-name="ce23" office:value-type="string" calcext:value-type="string">
            <text:p>中埔鄉</text:p>
          </table:table-cell>
          <table:table-cell table:style-name="ce28" office:value-type="float" office:value="3000" calcext:value-type="float">
            <text:p><text:s/>3,000 </text:p>
          </table:table-cell>
          <table:table-cell table:style-name="ce28" office:value-type="float" office:value="2000" calcext:value-type="float">
            <text:p><text:s/>2,0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5" office:value-type="string" calcext:value-type="string">
            <text:p>竹崎鄉光華村5鄰柑子宅道路排水搶修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2000" calcext:value-type="float">
            <text:p><text:s/>2,0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晨發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5" office:value-type="string" calcext:value-type="string">
            <text:p>東石鄉鰲鼓村道路改善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5" office:value-type="string" calcext:value-type="string">
            <text:p>民雄鄉東榮村後火車站道路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385" calcext:value-type="float">
            <text:p><text:s/>38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5" office:value-type="string" calcext:value-type="string">
            <text:p>竹崎鄉義仁村內坑口產業道路及擋土牆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350" calcext:value-type="float">
            <text:p><text:s/>35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億得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6" office:value-type="string" office:string-value="復金村湖底農路改善工程" calcext:value-type="string">
            <text:p><text:s/>復金村湖底農路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440" calcext:value-type="float">
            <text:p><text:s/>44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億得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6" office:value-type="string" office:string-value="竹崎鹿滿等24村水保、道路、排水改善工程" calcext:value-type="string">
            <text:p><text:s/>竹崎鹿滿等24村水保、道路、排水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1860" calcext:value-type="float">
            <text:p><text:s/>1,86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億得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5" office:value-type="string" calcext:value-type="string">
            <text:p>桃源村勝源路排水改善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5" office:value-type="string" calcext:value-type="string">
            <text:p>中埔鄉義仁村後壁寮仔村里道路排水溝改善工程</text:p>
          </table:table-cell>
          <table:table-cell table:style-name="ce23" office:value-type="string" calcext:value-type="string">
            <text:p>中埔鄉</text:p>
          </table:table-cell>
          <table:table-cell table:number-columns-repeated="2" table:style-name="ce28" office:value-type="float" office:value="400" calcext:value-type="float">
            <text:p><text:s/>4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文升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5" office:value-type="string" calcext:value-type="string">
            <text:p>竹崎鄉文峰村嘉119線活動中心旁道路鋪面改善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125" calcext:value-type="float">
            <text:p><text:s/>12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5" office:value-type="string" calcext:value-type="string">
            <text:p>竹崎鄉桃源村嘉123線道路鋪面改善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115" calcext:value-type="float">
            <text:p><text:s/>11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梅山鄉梅東村、梅南村、梅北村、過山村、圳南村及圳北村等村水保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上益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梅山鄉梅南村排水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820" calcext:value-type="float">
            <text:p><text:s/>82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頂坪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梅山鄉太平村、太興村、龍眼村、碧湖村、瑞峰村、瑞里村及太和村等村水保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正賢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6" office:value-type="string" office:string-value="梅山鄉大南村、雙溪村、安靖村、半天村及永興村等村水保改善工程" calcext:value-type="string">
            <text:p><text:s/>梅山鄉大南村、雙溪村、安靖村、半天村及永興村等村水保改善工程 </text:p>
          </table:table-cell>
          <table:table-cell table:style-name="ce25" office:value-type="string" office:string-value="梅山鄉" calcext:value-type="string">
            <text:p><text:s/>梅山鄉 </text:p>
          </table:table-cell>
          <table:table-cell table:number-columns-repeated="2" table:style-name="ce25" office:value-type="float" office:value="500" calcext:value-type="float">
            <text:p><text:s/>500 </text:p>
          </table:table-cell>
          <table:table-cell table:style-name="ce13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上益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梅山鄉大南村、雙溪村、安靖村、半天村及永興村等村農路及水保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上益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梅山鄉太平村擋土牆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527" calcext:value-type="float">
            <text:p><text:s/>527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頂坪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6" office:value-type="string" office:string-value="梅山鄉太和村農路及擋土牆改善工程" calcext:value-type="string">
            <text:p><text:s/>梅山鄉太和村農路及擋土牆改善工程 </text:p>
          </table:table-cell>
          <table:table-cell table:style-name="ce25" office:value-type="string" office:string-value="梅山鄉" calcext:value-type="string">
            <text:p><text:s/>梅山鄉 </text:p>
          </table:table-cell>
          <table:table-cell table:style-name="ce25" office:value-type="float" office:value="1200" calcext:value-type="float">
            <text:p><text:s/>1,200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冠瑛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6" office:value-type="string" office:string-value="梅山鄉太平村以東農路及擋土牆改善工程" calcext:value-type="string">
            <text:p><text:s/>梅山鄉太平村以東農路及擋土牆改善工程 </text:p>
          </table:table-cell>
          <table:table-cell table:style-name="ce25" office:value-type="string" office:string-value="梅山鄉" calcext:value-type="string">
            <text:p><text:s/>梅山鄉 </text:p>
          </table:table-cell>
          <table:table-cell table:style-name="ce25" office:value-type="float" office:value="1600" calcext:value-type="float">
            <text:p><text:s/>1,600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冠瑛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7" office:value-type="string" calcext:value-type="string">
            <text:p>梅山鄉雙溪村雙溪段農路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430.125" calcext:value-type="float">
            <text:p><text:s/>43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嘉115線路面凹陷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122" calcext:value-type="float">
            <text:p><text:s/>122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5" office:value-type="string" calcext:value-type="string">
            <text:p>嘉115線路面下陷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38" calcext:value-type="float">
            <text:p><text:s/>38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文忠</text:p>
          </table:table-cell>
          <table:table-cell table:style-name="ce15" office:value-type="string" calcext:value-type="string">
            <text:p>南崙村崙子段溪底寮旁產業道路改善工程</text:p>
          </table:table-cell>
          <table:table-cell table:style-name="ce23" office:value-type="string" calcext:value-type="string">
            <text:p>新港鄉</text:p>
          </table:table-cell>
          <table:table-cell table:number-columns-repeated="2" table:style-name="ce28" office:value-type="float" office:value="1800" calcext:value-type="float">
            <text:p><text:s/>1,8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蜂展土木工程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文忠</text:p>
          </table:table-cell>
          <table:table-cell table:style-name="ce15" office:value-type="string" calcext:value-type="string">
            <text:p>新港鄉潭大村村里道路改善工程</text:p>
          </table:table-cell>
          <table:table-cell table:style-name="ce23" office:value-type="string" calcext:value-type="string">
            <text:p>新港鄉</text:p>
          </table:table-cell>
          <table:table-cell table:style-name="ce28" office:value-type="float" office:value="2050" calcext:value-type="float">
            <text:p><text:s/>2,050 </text:p>
          </table:table-cell>
          <table:table-cell table:style-name="ce28" office:value-type="float" office:value="300" calcext:value-type="float">
            <text:p><text:s/>3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創建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文忠</text:p>
          </table:table-cell>
          <table:table-cell table:style-name="ce15" office:value-type="string" calcext:value-type="string">
            <text:p>新港鄉縣道159線水溝加蓋工程</text:p>
          </table:table-cell>
          <table:table-cell table:style-name="ce23" office:value-type="string" calcext:value-type="string">
            <text:p>新港鄉</text:p>
          </table:table-cell>
          <table:table-cell table:number-columns-repeated="2" table:style-name="ce28" office:value-type="float" office:value="55.009" calcext:value-type="float">
            <text:p><text:s/>55 </text:p>
          </table:table-cell>
          <table:table-cell table:style-name="ce32" office:value-type="string" calcext:value-type="string">
            <text:p>105年度道路橋樑工程-縣道養護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小額採購</text:p>
          </table:table-cell>
          <table:table-cell table:style-name="ce37" office:value-type="string" calcext:value-type="string">
            <text:p>立基土木工程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5" office:value-type="string" calcext:value-type="string">
            <text:p>六腳鄉正義村村里巷道路面改善工程</text:p>
          </table:table-cell>
          <table:table-cell table:style-name="ce23" office:value-type="string" calcext:value-type="string">
            <text:p>六腳鄉</text:p>
          </table:table-cell>
          <table:table-cell table:number-columns-repeated="2" table:style-name="ce28" office:value-type="float" office:value="480" calcext:value-type="float">
            <text:p><text:s/>48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勝烽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5" office:value-type="string" calcext:value-type="string">
            <text:p>六腳鄉三義村村里巷道路面改善工程</text:p>
          </table:table-cell>
          <table:table-cell table:style-name="ce23" office:value-type="string" calcext:value-type="string">
            <text:p>六腳鄉</text:p>
          </table:table-cell>
          <table:table-cell table:number-columns-repeated="2" table:style-name="ce28" office:value-type="float" office:value="329" calcext:value-type="float">
            <text:p><text:s/>329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勝烽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5" office:value-type="string" calcext:value-type="string">
            <text:p>水上鄉龍德村村里道路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163" calcext:value-type="float">
            <text:p><text:s/>163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5" office:value-type="string" calcext:value-type="string">
            <text:p>水上鄉回歸村村里道路排水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254" calcext:value-type="float">
            <text:p><text:s/>254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5" office:value-type="string" calcext:value-type="string">
            <text:p>朴子市(都市計畫區內)文化里村里巷道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100" calcext:value-type="float">
            <text:p><text:s/>1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5" office:value-type="string" calcext:value-type="string">
            <text:p>梅山鄉太平以東各村農路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1000" calcext:value-type="float">
            <text:p><text:s/>1,0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梅山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僑暉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7" office:value-type="string" calcext:value-type="string">
            <text:p>梅山鄉太平以東各村道路及擋土牆改善工程</text:p>
          </table:table-cell>
          <table:table-cell table:style-name="ce6" office:value-type="string" calcext:value-type="string">
            <text:p>梅山鄉</text:p>
          </table:table-cell>
          <table:table-cell table:number-columns-repeated="2" table:style-name="ce25" office:value-type="float" office:value="1000" calcext:value-type="float">
            <text:p><text:s/>1,0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梅山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宏益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5" office:value-type="string" calcext:value-type="string">
            <text:p>梅山鄉太平以西農路及擋土牆改善工程</text:p>
          </table:table-cell>
          <table:table-cell table:style-name="ce23" office:value-type="string" calcext:value-type="string">
            <text:p>梅山鄉</text:p>
          </table:table-cell>
          <table:table-cell table:number-columns-repeated="2" table:style-name="ce28" office:value-type="float" office:value="1000" calcext:value-type="float">
            <text:p><text:s/>1,0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梅山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駿寶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柏麟</text:p>
          </table:table-cell>
          <table:table-cell table:style-name="ce15" office:value-type="string" calcext:value-type="string">
            <text:p>105年度大埔鄉轄內各村道路及排水設施改善工程</text:p>
          </table:table-cell>
          <table:table-cell table:style-name="ce23" office:value-type="string" calcext:value-type="string">
            <text:p>大埔鄉</text:p>
          </table:table-cell>
          <table:table-cell table:number-columns-repeated="2" table:style-name="ce28" office:value-type="float" office:value="1000" calcext:value-type="float">
            <text:p><text:s/>1,0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發包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柏麟</text:p>
          </table:table-cell>
          <table:table-cell table:style-name="ce15" office:value-type="string" calcext:value-type="string">
            <text:p>中埔鄉和睦村公館排水溝改善工程</text:p>
          </table:table-cell>
          <table:table-cell table:style-name="ce23" office:value-type="string" calcext:value-type="string">
            <text:p>中埔鄉</text:p>
          </table:table-cell>
          <table:table-cell table:number-columns-repeated="2" table:style-name="ce28" office:value-type="float" office:value="360" calcext:value-type="float">
            <text:p><text:s/>36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測設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柏麟</text:p>
          </table:table-cell>
          <table:table-cell table:style-name="ce15" office:value-type="string" calcext:value-type="string">
            <text:p>中埔鄉嘉140線3k+100~200路面改善工程</text:p>
          </table:table-cell>
          <table:table-cell table:style-name="ce23" office:value-type="string" calcext:value-type="string">
            <text:p>中埔鄉</text:p>
          </table:table-cell>
          <table:table-cell table:number-columns-repeated="2" table:style-name="ce28" office:value-type="float" office:value="74.8" calcext:value-type="float">
            <text:p><text:s/>7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福成</text:p>
          </table:table-cell>
          <table:table-cell table:style-name="ce15" office:value-type="string" calcext:value-type="string">
            <text:p>民雄鄉秀林村秀林段庄內排水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998" calcext:value-type="float">
            <text:p><text:s/>998 </text:p>
          </table:table-cell>
          <table:table-cell table:style-name="ce32" office:value-type="string" calcext:value-type="string">
            <text:p>105年度 水利工程-防洪及灌溉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陳福成</text:p>
          </table:table-cell>
          <table:table-cell table:style-name="ce15" office:value-type="string" calcext:value-type="string">
            <text:p>民雄鄉文隆村巷道路面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175" calcext:value-type="float">
            <text:p><text:s/>175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5" office:value-type="string" calcext:value-type="string">
            <text:p>民雄鄉松子腳(374地號)護岸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362" calcext:value-type="float">
            <text:p><text:s/>362 </text:p>
          </table:table-cell>
          <table:table-cell table:style-name="ce32" office:value-type="string" calcext:value-type="string">
            <text:p>105年度 水利工程-防洪及灌溉工程</text:p>
          </table:table-cell>
          <table:table-cell table:style-name="ce6" office:value-type="string" calcext:value-type="string">
            <text:p>民雄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旺宏土木營建工程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6" office:value-type="string" office:string-value="竹崎鄉文峰村檨仔寮產業道路工程" calcext:value-type="string">
            <text:p><text:s/>竹崎鄉文峰村檨仔寮產業道路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style-name="ce25" office:value-type="float" office:value="980" calcext:value-type="float">
            <text:p><text:s/>980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裕升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6" office:value-type="string" office:string-value="內埔子舊社產業道路改善工程" calcext:value-type="string">
            <text:p><text:s/>內埔子舊社產業道路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450" calcext:value-type="float">
            <text:p><text:s/>45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松柏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6" office:value-type="string" office:string-value="文峰村樟樹坪段附近農路改善工程" calcext:value-type="string">
            <text:p><text:s/>文峰村樟樹坪段附近農路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松柏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5" office:value-type="string" calcext:value-type="string">
            <text:p>竹崎鄉沙坑村下厝農路改善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210" calcext:value-type="float">
            <text:p><text:s/>21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6" office:value-type="string" office:string-value="竹崎鄉龍山村瓦厝埔段附近農路改善工程" calcext:value-type="string">
            <text:p><text:s/>竹崎鄉龍山村瓦厝埔段附近農路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610" calcext:value-type="float">
            <text:p><text:s/>61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6" office:value-type="string" office:string-value="光華村茄苳仔農路改善工程" calcext:value-type="string">
            <text:p><text:s/>光華村茄苳仔農路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480" calcext:value-type="float">
            <text:p><text:s/>48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6" office:value-type="string" office:string-value="內埔子山仔頂駁崁工程" calcext:value-type="string">
            <text:p><text:s/>內埔子山仔頂駁崁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425" calcext:value-type="float">
            <text:p><text:s/>425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竹崎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5" office:value-type="string" calcext:value-type="string">
            <text:p>竹崎鄉義仁村村里道路改善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184.1" calcext:value-type="float">
            <text:p><text:s/>184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修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5" office:value-type="string" calcext:value-type="string">
            <text:p>竹崎鄉灣橋村23鄰村里聯絡道路AC改善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61" calcext:value-type="float">
            <text:p><text:s/>61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5" office:value-type="string" calcext:value-type="string">
            <text:p>竹崎鄉昇平村嘉121鄉道1k處道路改善工程</text:p>
          </table:table-cell>
          <table:table-cell table:style-name="ce23" office:value-type="string" calcext:value-type="string">
            <text:p>竹崎鄉</text:p>
          </table:table-cell>
          <table:table-cell table:number-columns-repeated="2" table:style-name="ce28" office:value-type="float" office:value="100.4" calcext:value-type="float">
            <text:p><text:s/>1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嘉79線3K+200處老化破損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115.21" calcext:value-type="float">
            <text:p><text:s/>11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嘉79線2K+900處老化破損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100.8" calcext:value-type="float">
            <text:p><text:s/>101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嘉178線0K+000道路破損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112.68" calcext:value-type="float">
            <text:p><text:s/>113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嘉178線路面老化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113.4" calcext:value-type="float">
            <text:p><text:s/>113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嘉107線5K+200老化下陷破損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241.4" calcext:value-type="float">
            <text:p><text:s/>241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5" office:value-type="string" calcext:value-type="string">
            <text:p>民雄鄉嘉107線5K+300老化下陷破損改善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126" calcext:value-type="float">
            <text:p><text:s/>126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金茂</text:p>
          </table:table-cell>
          <table:table-cell table:style-name="ce15" office:value-type="string" calcext:value-type="string">
            <text:p>105年度布袋鎮樹林里道路改善工程</text:p>
          </table:table-cell>
          <table:table-cell table:style-name="ce23" office:value-type="string" calcext:value-type="string">
            <text:p>布袋鎮</text:p>
          </table:table-cell>
          <table:table-cell table:number-columns-repeated="2" table:style-name="ce28" office:value-type="float" office:value="750" calcext:value-type="float">
            <text:p><text:s/>75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5" office:value-type="string" calcext:value-type="string">
            <text:p>朴子市溪口里村里巷道道路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406" calcext:value-type="float">
            <text:p><text:s/>406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勝烽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5" office:value-type="string" calcext:value-type="string">
            <text:p>朴子市永和里村里巷道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62" calcext:value-type="float">
            <text:p><text:s/>62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5" office:value-type="string" calcext:value-type="string">
            <text:p>朴子市崁後里村里巷道道路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105" calcext:value-type="float">
            <text:p><text:s/>10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5" office:value-type="string" calcext:value-type="string">
            <text:p>大林鎮三角里上林頭往石仔寮農路改善工程</text:p>
          </table:table-cell>
          <table:table-cell table:style-name="ce23" office:value-type="string" calcext:value-type="string">
            <text:p>大林鎮</text:p>
          </table:table-cell>
          <table:table-cell table:style-name="ce28" office:value-type="float" office:value="1230" calcext:value-type="float">
            <text:p><text:s/>1,230 </text:p>
          </table:table-cell>
          <table:table-cell table:style-name="ce28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正賢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6" office:value-type="string" office:string-value="梅山鄉梅東、梅南、梅北、圳南、圳北、過山等村路面改善工程" calcext:value-type="string">
            <text:p><text:s/>梅山鄉梅東、梅南、梅北、圳南、圳北、過山等村路面改善工程 </text:p>
          </table:table-cell>
          <table:table-cell table:style-name="ce25" office:value-type="string" office:string-value="梅山鄉" calcext:value-type="string">
            <text:p><text:s/>梅山鄉 </text:p>
          </table:table-cell>
          <table:table-cell table:number-columns-repeated="2" table:style-name="ce25" office:value-type="float" office:value="300" calcext:value-type="float">
            <text:p><text:s/>30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6" office:value-type="string" calcext:value-type="string">
            <text:p>梅山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冠瑛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5" office:value-type="string" calcext:value-type="string">
            <text:p>大林鎮東林里東榮接19巷及47巷路面改善工程</text:p>
          </table:table-cell>
          <table:table-cell table:style-name="ce23" office:value-type="string" calcext:value-type="string">
            <text:p>大林鎮</text:p>
          </table:table-cell>
          <table:table-cell table:style-name="ce28" office:value-type="float" office:value="1019" calcext:value-type="float">
            <text:p><text:s/>1,019 </text:p>
          </table:table-cell>
          <table:table-cell table:style-name="ce28" office:value-type="float" office:value="400" calcext:value-type="float">
            <text:p><text:s/>4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大林鎮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5" office:value-type="string" calcext:value-type="string">
            <text:p>大林鎮內林里路面改善工程</text:p>
          </table:table-cell>
          <table:table-cell table:style-name="ce23" office:value-type="string" calcext:value-type="string">
            <text:p>大林鎮</text:p>
          </table:table-cell>
          <table:table-cell table:number-columns-repeated="2" table:style-name="ce28" office:value-type="float" office:value="300" calcext:value-type="float">
            <text:p><text:s/>3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大林鎮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5" office:value-type="string" calcext:value-type="string">
            <text:p>大林鎮平林里路面改善工程</text:p>
          </table:table-cell>
          <table:table-cell table:style-name="ce23" office:value-type="string" calcext:value-type="string">
            <text:p>大林鎮</text:p>
          </table:table-cell>
          <table:table-cell table:number-columns-repeated="2" table:style-name="ce28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大林鎮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孟龍</text:p>
          </table:table-cell>
          <table:table-cell table:style-name="ce16" office:value-type="string" office:string-value="新港鄉月潭村月眉排水防汛道路改善工程" calcext:value-type="string">
            <text:p><text:s/>新港鄉月潭村月眉排水防汛道路改善工程 </text:p>
          </table:table-cell>
          <table:table-cell table:style-name="ce25" office:value-type="string" office:string-value="新港鄉" calcext:value-type="string">
            <text:p><text:s/>新港鄉 </text:p>
          </table:table-cell>
          <table:table-cell table:number-columns-repeated="2" table:style-name="ce25" office:value-type="float" office:value="302" calcext:value-type="float">
            <text:p><text:s/>302 </text:p>
          </table:table-cell>
          <table:table-cell table:style-name="ce32" office:value-type="string" calcext:value-type="string">
            <text:p>105年度水利工程-防洪及灌溉工程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孟龍</text:p>
          </table:table-cell>
          <table:table-cell table:style-name="ce15" office:value-type="string" calcext:value-type="string">
            <text:p>新港鄉大興村、中庄村、福德村及月眉村村里道路改善工程</text:p>
          </table:table-cell>
          <table:table-cell table:style-name="ce23" office:value-type="string" calcext:value-type="string">
            <text:p>新港鄉</text:p>
          </table:table-cell>
          <table:table-cell table:style-name="ce28" office:value-type="float" office:value="1995.5" calcext:value-type="float">
            <text:p><text:s/>1,996 </text:p>
          </table:table-cell>
          <table:table-cell table:style-name="ce28" office:value-type="float" office:value="760" calcext:value-type="float">
            <text:p><text:s/>76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葉孟龍</text:p>
          </table:table-cell>
          <table:table-cell table:style-name="ce15" office:value-type="string" calcext:value-type="string">
            <text:p>新港鄉南崙村村里道路改善工程</text:p>
          </table:table-cell>
          <table:table-cell table:style-name="ce23" office:value-type="string" calcext:value-type="string">
            <text:p>新港鄉</text:p>
          </table:table-cell>
          <table:table-cell table:number-columns-repeated="2" table:style-name="ce28" office:value-type="float" office:value="416" calcext:value-type="float">
            <text:p><text:s/>416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董國誠</text:p>
          </table:table-cell>
          <table:table-cell table:style-name="ce15" office:value-type="string" calcext:value-type="string">
            <text:p>太保市嘉58線5k+550附近道路凹陷及破損改善工程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71.4" calcext:value-type="float">
            <text:p><text:s/>71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董國誠</text:p>
          </table:table-cell>
          <table:table-cell table:style-name="ce15" office:value-type="string" calcext:value-type="string">
            <text:p>太保市嘉56線5k+550附近聯外道路破損改善工程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140" calcext:value-type="float">
            <text:p><text:s/>14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董國誠</text:p>
          </table:table-cell>
          <table:table-cell table:style-name="ce15" office:value-type="string" calcext:value-type="string">
            <text:p>太保市嘉56線5k+000處凹陷改善工程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127" calcext:value-type="float">
            <text:p><text:s/>127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6">
          <table:table-cell table:style-name="ce5" office:value-type="string" calcext:value-type="string">
            <text:p>詹金繪</text:p>
          </table:table-cell>
          <table:table-cell table:style-name="ce15" office:value-type="string" calcext:value-type="string">
            <text:p>柴林農地重劃區伍灌農二排水溝改善工程</text:p>
          </table:table-cell>
          <table:table-cell table:style-name="ce23" office:value-type="string" calcext:value-type="string">
            <text:p>溪口鄉林腳村</text:p>
          </table:table-cell>
          <table:table-cell table:number-columns-repeated="2" table:style-name="ce28" office:value-type="float" office:value="150" calcext:value-type="float">
            <text:p><text:s/>150 </text:p>
          </table:table-cell>
          <table:table-cell table:style-name="ce32" office:value-type="string" calcext:value-type="string">
            <text:p>105年度其他公共工程－農地重劃區內農路之整修及改善</text:p>
          </table:table-cell>
          <table:table-cell table:style-name="ce6" office:value-type="string" calcext:value-type="string">
            <text:p>溪口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招標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5" office:value-type="string" calcext:value-type="string">
            <text:p>溪口鄉嘉85線旁巷道排水溝改善工程</text:p>
          </table:table-cell>
          <table:table-cell table:style-name="ce23" office:value-type="string" calcext:value-type="string">
            <text:p>溪口鄉</text:p>
          </table:table-cell>
          <table:table-cell table:number-columns-repeated="2" table:style-name="ce28" office:value-type="float" office:value="150" calcext:value-type="float">
            <text:p><text:s/>1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5" office:value-type="string" calcext:value-type="string">
            <text:p>溪口鄉柳溝國小旁巷道路面改善工程</text:p>
          </table:table-cell>
          <table:table-cell table:style-name="ce23" office:value-type="string" calcext:value-type="string">
            <text:p>溪口鄉</text:p>
          </table:table-cell>
          <table:table-cell table:number-columns-repeated="2" table:style-name="ce28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溪口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5" office:value-type="string" calcext:value-type="string">
            <text:p>溪口鄉南靖厝巷道路面改善工程</text:p>
          </table:table-cell>
          <table:table-cell table:style-name="ce23" office:value-type="string" calcext:value-type="string">
            <text:p>溪口鄉</text:p>
          </table:table-cell>
          <table:table-cell table:number-columns-repeated="2" table:style-name="ce28" office:value-type="float" office:value="400" calcext:value-type="float">
            <text:p><text:s/>4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溪口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詹琬蓁</text:p>
          </table:table-cell>
          <table:table-cell table:style-name="ce15" office:value-type="string" calcext:value-type="string">
            <text:p>水上鄉嘉175線3.5k附近路面破損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27.55" calcext:value-type="float">
            <text:p><text:s/>28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詹琬蓁</text:p>
          </table:table-cell>
          <table:table-cell table:style-name="ce15" office:value-type="string" calcext:value-type="string">
            <text:p>高鐵東路與保鐵六路交叉口處安全島打除及路面修復工程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99.9" calcext:value-type="float">
            <text:p><text:s/>1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5" office:value-type="string" calcext:value-type="string">
            <text:p>朴子市崁後里村里鋪面及道路截角改善工程</text:p>
          </table:table-cell>
          <table:table-cell table:style-name="ce23" office:value-type="string" calcext:value-type="string">
            <text:p>朴子市</text:p>
          </table:table-cell>
          <table:table-cell table:number-columns-repeated="2" table:style-name="ce28" office:value-type="float" office:value="399" calcext:value-type="float">
            <text:p><text:s/>399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勝烽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5" office:value-type="string" calcext:value-type="string">
            <text:p>六腳鄉正義村下雙溪村里巷道鋪面改善工程</text:p>
          </table:table-cell>
          <table:table-cell table:style-name="ce23" office:value-type="string" calcext:value-type="string">
            <text:p>六腳鄉</text:p>
          </table:table-cell>
          <table:table-cell table:number-columns-repeated="2" table:style-name="ce28" office:value-type="float" office:value="410" calcext:value-type="float">
            <text:p><text:s/>41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勝烽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5" office:value-type="string" calcext:value-type="string">
            <text:p>東石鄉塭港村及型厝村村里道路改善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560" calcext:value-type="float">
            <text:p><text:s/>56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5" office:value-type="string" calcext:value-type="string">
            <text:p>六腳鄉灣北村村里道路鋪面改善工程</text:p>
          </table:table-cell>
          <table:table-cell table:style-name="ce23" office:value-type="string" calcext:value-type="string">
            <text:p>六腳鄉</text:p>
          </table:table-cell>
          <table:table-cell table:number-columns-repeated="2" table:style-name="ce28" office:value-type="float" office:value="205" calcext:value-type="float">
            <text:p><text:s/>20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芳蘭</text:p>
          </table:table-cell>
          <table:table-cell table:style-name="ce15" office:value-type="string" calcext:value-type="string">
            <text:p>民雄鄉豐收村嘉106線山子腳段橋梁拓寬工程</text:p>
          </table:table-cell>
          <table:table-cell table:style-name="ce23" office:value-type="string" calcext:value-type="string">
            <text:p>民雄鄉</text:p>
          </table:table-cell>
          <table:table-cell table:number-columns-repeated="2" table:style-name="ce28" office:value-type="float" office:value="600" calcext:value-type="float">
            <text:p><text:s/>6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瑋傑</text:p>
          </table:table-cell>
          <table:table-cell table:style-name="ce15" office:value-type="string" calcext:value-type="string">
            <text:p>過路子排水支流(無名橋旁)改善工程</text:p>
          </table:table-cell>
          <table:table-cell table:style-name="ce23" office:value-type="string" calcext:value-type="string">
            <text:p>布袋鎮</text:p>
          </table:table-cell>
          <table:table-cell table:number-columns-repeated="2" table:style-name="ce28" office:value-type="float" office:value="1000" calcext:value-type="float">
            <text:p><text:s/>1,000 </text:p>
          </table:table-cell>
          <table:table-cell table:style-name="ce32" office:value-type="string" calcext:value-type="string">
            <text:p>105年度 水利工程-防洪及灌溉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5" office:value-type="string" calcext:value-type="string">
            <text:p>東石鄉鰲鼓中排護岸改善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1700" calcext:value-type="float">
            <text:p><text:s/>1,700 </text:p>
          </table:table-cell>
          <table:table-cell table:style-name="ce32" office:value-type="string" calcext:value-type="string">
            <text:p>105年度水利工程-防洪及灌溉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冠興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6" office:value-type="string" office:string-value="網寮段1026號土地旁農路改善工程" calcext:value-type="string">
            <text:p><text:s/>網寮段1026號土地旁農路改善工程 </text:p>
          </table:table-cell>
          <table:table-cell table:style-name="ce25" office:value-type="string" office:string-value="東石鄉" calcext:value-type="string">
            <text:p><text:s/>東石鄉 </text:p>
          </table:table-cell>
          <table:table-cell table:number-columns-repeated="2" table:style-name="ce25" office:value-type="float" office:value="710.22" calcext:value-type="float">
            <text:p><text:s/>71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正賢土木包工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5" office:value-type="string" calcext:value-type="string">
            <text:p>東石鄉網寮村60-1號前道路排水改善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455" calcext:value-type="float">
            <text:p><text:s/>455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5" office:value-type="string" calcext:value-type="string">
            <text:p>東石鄉下楫村4鄰下楫子寮105號前道路損壞改善工程</text:p>
          </table:table-cell>
          <table:table-cell table:style-name="ce23" office:value-type="string" calcext:value-type="string">
            <text:p>東石鄉</text:p>
          </table:table-cell>
          <table:table-cell table:number-columns-repeated="2" table:style-name="ce28" office:value-type="float" office:value="300" calcext:value-type="float">
            <text:p><text:s/>3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5" office:value-type="string" calcext:value-type="string">
            <text:p>東石鄉龍港村頂厝仔部落道路損壞改善工程</text:p>
          </table:table-cell>
          <table:table-cell table:style-name="ce23" office:value-type="string" calcext:value-type="string">
            <text:p>東石鄉</text:p>
          </table:table-cell>
          <table:table-cell table:style-name="ce28" office:value-type="float" office:value="740" calcext:value-type="float">
            <text:p><text:s/>740 </text:p>
          </table:table-cell>
          <table:table-cell table:style-name="ce28" office:value-type="float" office:value="700" calcext:value-type="float">
            <text:p><text:s/>7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2" table:number-columns-repeated="2"/>
          <table:table-cell table:number-columns-repeated="1013"/>
        </table:table-row>
        <table:table-row table:style-name="ro6">
          <table:table-cell table:style-name="ce5" office:value-type="string" calcext:value-type="string">
            <text:p>戴光宗</text:p>
          </table:table-cell>
          <table:table-cell table:style-name="ce15" office:value-type="string" calcext:value-type="string">
            <text:p>松梅農地重劃區北路1、碧潭農地重劃區路24-1改善工程</text:p>
          </table:table-cell>
          <table:table-cell table:style-name="ce23" office:value-type="string" calcext:value-type="string">
            <text:p>鹿草鄉竹山村</text:p>
          </table:table-cell>
          <table:table-cell table:number-columns-repeated="2" table:style-name="ce28" office:value-type="float" office:value="750" calcext:value-type="float">
            <text:p><text:s/>750 </text:p>
          </table:table-cell>
          <table:table-cell table:style-name="ce32" office:value-type="string" calcext:value-type="string">
            <text:p>105年度其他公共工程－農地重劃區內農路之整修及改善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東帝華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5" office:value-type="string" calcext:value-type="string">
            <text:p>太保市嘉44線2k+850~3k+000附近道路改善工程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140" calcext:value-type="float">
            <text:p><text:s/>14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發包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5" office:value-type="string" calcext:value-type="string">
            <text:p>太保市排水溝及鋪面改善工程</text:p>
          </table:table-cell>
          <table:table-cell table:style-name="ce23" office:value-type="string" calcext:value-type="string">
            <text:p>太保市</text:p>
          </table:table-cell>
          <table:table-cell table:style-name="ce28" office:value-type="float" office:value="1330" calcext:value-type="float">
            <text:p><text:s/>1,330 </text:p>
          </table:table-cell>
          <table:table-cell table:style-name="ce28" office:value-type="float" office:value="700" calcext:value-type="float">
            <text:p><text:s/>7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發包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5" office:value-type="string" calcext:value-type="string">
            <text:p>太保市北新里鋪面改善工程</text:p>
          </table:table-cell>
          <table:table-cell table:style-name="ce23" office:value-type="string" calcext:value-type="string">
            <text:p>太保市</text:p>
          </table:table-cell>
          <table:table-cell table:style-name="ce28" office:value-type="float" office:value="700" calcext:value-type="float">
            <text:p><text:s/>700 </text:p>
          </table:table-cell>
          <table:table-cell table:style-name="ce28" office:value-type="float" office:value="500" calcext:value-type="float">
            <text:p><text:s/>5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發包中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5" office:value-type="string" calcext:value-type="string">
            <text:p>水上鄉縣道168線21K+600及25K附近側溝改善工程</text:p>
          </table:table-cell>
          <table:table-cell table:style-name="ce23" office:value-type="string" calcext:value-type="string">
            <text:p>水上鄉</text:p>
          </table:table-cell>
          <table:table-cell table:number-columns-repeated="2" table:style-name="ce28" office:value-type="float" office:value="485" calcext:value-type="float">
            <text:p><text:s/>48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5" office:value-type="string" calcext:value-type="string">
            <text:p>太保市太保里道路破損改善工程</text:p>
          </table:table-cell>
          <table:table-cell table:style-name="ce23" office:value-type="string" calcext:value-type="string">
            <text:p>太保市</text:p>
          </table:table-cell>
          <table:table-cell table:number-columns-repeated="2" table:style-name="ce28" office:value-type="float" office:value="132" calcext:value-type="float">
            <text:p><text:s/>132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羅士洋</text:p>
          </table:table-cell>
          <table:table-cell table:style-name="ce16" office:value-type="string" office:string-value="金獅寮坑溝改善工程" calcext:value-type="string">
            <text:p><text:s/>金獅寮坑溝改善工程 </text:p>
          </table:table-cell>
          <table:table-cell table:style-name="ce25" office:value-type="string" office:string-value="竹崎鄉" calcext:value-type="string">
            <text:p><text:s/>竹崎鄉 </text:p>
          </table:table-cell>
          <table:table-cell table:number-columns-repeated="2" table:style-name="ce25" office:value-type="float" office:value="330" calcext:value-type="float">
            <text:p><text:s/>330 </text:p>
          </table:table-cell>
          <table:table-cell table:style-name="ce32" office:value-type="string" calcext:value-type="string">
            <text:p>105年度其他公共工程－治山防洪及養護</text:p>
          </table:table-cell>
          <table:table-cell table:style-name="ce25" office:value-type="string" office:string-value="嘉義縣政府" calcext:value-type="string">
            <text:p><text:s/>嘉義縣政府 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尚未發包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羅士洋</text:p>
          </table:table-cell>
          <table:table-cell table:style-name="ce15" office:value-type="string" calcext:value-type="string">
            <text:p>105年中埔.頂埔村等22村之AC.RC路面,排水溝及水土保持等工程</text:p>
          </table:table-cell>
          <table:table-cell table:style-name="ce23" office:value-type="string" calcext:value-type="string">
            <text:p>中埔鄉</text:p>
          </table:table-cell>
          <table:table-cell table:number-columns-repeated="2" table:style-name="ce28" office:value-type="float" office:value="5000" calcext:value-type="float">
            <text:p><text:s/>5,0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佳虹土木工程有限公司</text:p>
          </table:table-cell>
          <table:table-cell table:style-name="ce42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羅士洋</text:p>
          </table:table-cell>
          <table:table-cell table:style-name="ce15" office:value-type="string" calcext:value-type="string">
            <text:p>中埔鄉中埔村等22村之AC、RC路面、排水溝及水土保持等工程</text:p>
          </table:table-cell>
          <table:table-cell table:style-name="ce23" office:value-type="string" calcext:value-type="string">
            <text:p>中埔鄉</text:p>
          </table:table-cell>
          <table:table-cell table:style-name="ce28" office:value-type="float" office:value="7000" calcext:value-type="float">
            <text:p><text:s/>7,000 </text:p>
          </table:table-cell>
          <table:table-cell table:style-name="ce28" office:value-type="float" office:value="2000" calcext:value-type="float">
            <text:p><text:s/>2,0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6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旭輝營造有限公司</text:p>
          </table:table-cell>
          <table:table-cell table:style-name="ce42" table:number-columns-repeated="2"/>
          <table:table-cell table:number-columns-repeated="1013"/>
        </table:table-row>
        <table:table-row table:style-name="ro7">
          <table:table-cell table:style-name="ce6"/>
          <table:table-cell table:style-name="ce15"/>
          <table:table-cell table:style-name="ce23"/>
          <table:table-cell table:style-name="ce28" table:number-columns-repeated="2"/>
          <table:table-cell table:style-name="ce33"/>
          <table:table-cell table:style-name="ce6"/>
          <table:table-cell table:style-name="ce38" table:number-columns-repeated="2"/>
          <table:table-cell table:style-name="ce42" table:number-columns-repeated="2"/>
          <table:table-cell table:number-columns-repeated="1013"/>
        </table:table-row>
        <table:table-row table:style-name="ro3">
          <table:table-cell table:style-name="ce7" office:value-type="string" calcext:value-type="string" table:number-columns-spanned="3" table:number-rows-spanned="1">
            <text:p>合 <text:s text:c="9"/>計</text:p>
          </table:table-cell>
          <table:covered-table-cell table:style-name="ce18"/>
          <table:covered-table-cell table:style-name="ce26"/>
          <table:table-cell table:style-name="ce22" table:formula="of:=SUM([.D6:.D144])" office:value-type="float" office:value="83883.924" calcext:value-type="float">
            <text:p><text:s/>83,884 </text:p>
          </table:table-cell>
          <table:table-cell table:style-name="ce22" table:formula="of:=SUM([.E6:.E144])" office:value-type="float" office:value="69229.024" calcext:value-type="float">
            <text:p><text:s/>69,229 </text:p>
          </table:table-cell>
          <table:table-cell table:style-name="ce34" table:number-columns-spanned="4" table:number-rows-spanned="1"/>
          <table:covered-table-cell table:number-columns-repeated="3" table:style-name="ce34"/>
          <table:table-cell table:style-name="ce19" table:number-columns-repeated="1015"/>
        </table:table-row>
        <table:table-row table:style-name="ro4" table:number-rows-repeated="2">
          <table:table-cell table:style-name="ce8"/>
          <table:table-cell table:style-name="ce19" table:number-columns-repeated="4"/>
          <table:table-cell table:style-name="ce35"/>
          <table:table-cell table:style-name="ce19" table:number-columns-repeated="1018"/>
        </table:table-row>
        <table:table-row table:style-name="ro7" table:number-rows-repeated="104842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  <table:named-range table:name="Excel_BuiltIn__FilterDatabase" table:base-cell-address="$議員4.$A$1" table:cell-range-address="$議員4.$A$4:.$I$5"/>
        </table:named-expressions>
      </table:table>
      <table:named-expressions/>
      <table:database-ranges>
        <table:database-range table:name="__Anonymous_Sheet_DB__0" table:target-range-address="議員4.A4:議員4.I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Sheet1" style:display-name="一般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8.01mm" fo:margin-right="8.01mm" style:first-page-number="continue" style:scale-to="83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.76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許玉慧</meta:initial-creator>
    <meta:creation-date>2017-02-14T14:50:59</meta:creation-date>
    <dc:creator>許玉慧</dc:creator>
    <dc:date>2017-02-14T14:51:17</dc:date>
    <meta:document-statistic meta:table-count="1" meta:cell-count="1260" meta:object-count="0"/>
    <meta:generator>LibreOffice/5.1.2.2$Windows_x86 LibreOffice_project/d3bf12ecb743fc0d20e0be0c58ca359301eb705f</meta:generator>
  </office:meta>
</office:document-meta>
</file>